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" svg:font-family="Lucidasans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3.496cm" style:rel-column-width="13476*"/>
    </style:style>
    <style:style style:name="Tabla1.B" style:family="table-column">
      <style:table-column-properties style:column-width="4.898cm" style:rel-column-width="18882*"/>
    </style:style>
    <style:style style:name="Tabla1.C" style:family="table-column">
      <style:table-column-properties style:column-width="1.804cm" style:rel-column-width="6956*"/>
    </style:style>
    <style:style style:name="Tabla1.D" style:family="table-column">
      <style:table-column-properties style:column-width="2.103cm" style:rel-column-width="8105*"/>
    </style:style>
    <style:style style:name="Tabla1.E" style:family="table-column">
      <style:table-column-properties style:column-width="4.699cm" style:rel-column-width="18116*"/>
    </style:style>
    <style:style style:name="Tabla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a1.E1" style:family="table-cell">
      <style:table-cell-properties style:vertical-align="middle" fo:padding="0.097cm" fo:border="0.05pt solid #000000"/>
    </style:style>
    <style:style style:name="Tab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Liberation Sans" fo:font-size="9pt" officeooo:paragraph-rsid="001c5535" style:font-size-asian="9pt" style:font-size-complex="9pt"/>
    </style:style>
    <style:style style:name="P2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Liberation Sans" fo:font-size="9pt" officeooo:paragraph-rsid="001e515b" style:font-size-asian="9pt" style:font-size-complex="9pt"/>
    </style:style>
    <style:style style:name="P3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Liberation Sans" fo:font-size="9pt" officeooo:rsid="000268ad" officeooo:paragraph-rsid="000268ad" style:font-size-asian="9pt" style:font-size-complex="9pt"/>
    </style:style>
    <style:style style:name="P4" style:family="paragraph" style:parent-style-name="Standard">
      <style:paragraph-properties fo:margin-top="0cm" fo:margin-bottom="0.101cm" loext:contextual-spacing="false" fo:text-align="start" style:justify-single-word="false"/>
      <style:text-properties style:font-name="Liberation Sans" fo:font-size="9pt" fo:font-weight="bold" officeooo:paragraph-rsid="000268ad" style:font-size-asian="9pt" style:font-weight-asian="bold" style:font-size-complex="9pt"/>
    </style:style>
    <style:style style:name="P5" style:family="paragraph" style:parent-style-name="Standard">
      <style:paragraph-properties fo:margin-top="0cm" fo:margin-bottom="0.101cm" loext:contextual-spacing="false" fo:text-align="start" style:justify-single-word="false"/>
      <style:text-properties style:font-name="Liberation Sans" fo:font-size="9pt" fo:font-weight="bold" officeooo:rsid="00409ed2" officeooo:paragraph-rsid="000268ad" style:font-size-asian="9pt" style:font-weight-asian="bold" style:font-size-complex="9pt"/>
    </style:style>
    <style:style style:name="P6" style:family="paragraph" style:parent-style-name="Standard">
      <style:paragraph-properties fo:margin-top="0cm" fo:margin-bottom="0.101cm" loext:contextual-spacing="false" fo:text-align="center" style:justify-single-word="false"/>
      <style:text-properties style:font-name="Liberation Sans" fo:font-size="9pt" fo:font-weight="bold" officeooo:rsid="0024a355" officeooo:paragraph-rsid="0024a355" style:font-size-asian="9pt" style:font-weight-asian="bold" style:font-size-complex="9pt"/>
    </style:style>
    <style:style style:name="P7" style:family="paragraph" style:parent-style-name="Standard">
      <style:paragraph-properties fo:margin-top="0cm" fo:margin-bottom="0.101cm" loext:contextual-spacing="false" fo:text-align="start" style:justify-single-word="false"/>
      <style:text-properties style:font-name="Liberation Sans" fo:font-size="9pt" fo:font-weight="normal" officeooo:rsid="00409ed2" officeooo:paragraph-rsid="000268ad" style:font-size-asian="9pt" style:font-weight-asian="normal" style:font-size-complex="9pt" style:font-weight-complex="normal"/>
    </style:style>
    <style:style style:name="P8" style:family="paragraph" style:parent-style-name="Standard">
      <style:paragraph-properties fo:margin-top="0cm" fo:margin-bottom="0.101cm" loext:contextual-spacing="false" fo:text-align="start" style:justify-single-word="false"/>
      <style:text-properties style:font-name="Liberation Sans" fo:font-size="9pt" fo:font-weight="normal" officeooo:rsid="00409ed2" officeooo:paragraph-rsid="002492ef" style:font-size-asian="9pt" style:font-weight-asian="normal" style:font-size-complex="9pt" style:font-weight-complex="normal"/>
    </style:style>
    <style:style style:name="P9" style:family="paragraph" style:parent-style-name="Standard">
      <style:paragraph-properties fo:margin-top="0cm" fo:margin-bottom="0.101cm" loext:contextual-spacing="false" fo:text-align="justify" style:justify-single-word="false"/>
      <style:text-properties style:font-name="Liberation Sans" fo:font-size="9pt" fo:font-style="normal" fo:font-weight="normal" officeooo:paragraph-rsid="000268ad" style:font-size-asian="9pt" style:font-style-asian="normal" style:font-weight-asian="normal" style:font-size-complex="9pt" style:font-style-complex="normal" style:font-weight-complex="normal"/>
    </style:style>
    <style:style style:name="P10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Liberation Sans" fo:font-size="9pt" fo:font-weight="bold" officeooo:rsid="00409ed2" officeooo:paragraph-rsid="000268ad" style:font-size-asian="9pt" style:font-weight-asian="bold" style:font-size-complex="9pt" style:font-weight-complex="bold"/>
    </style:style>
    <style:style style:name="P11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Liberation Sans" fo:font-size="9pt" fo:font-weight="bold" officeooo:rsid="00192925" officeooo:paragraph-rsid="00192925" style:font-size-asian="9pt" style:font-weight-asian="bold" style:font-size-complex="9pt" style:font-weight-complex="bold"/>
    </style:style>
    <style:style style:name="P12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Liberation Sans" fo:font-size="9pt" officeooo:rsid="0008b82b" officeooo:paragraph-rsid="0008b82b" style:font-size-asian="9pt" style:font-size-complex="9pt"/>
    </style:style>
    <style:style style:name="P13" style:family="paragraph" style:parent-style-name="Table_20_Contents">
      <style:paragraph-properties fo:margin-top="0cm" fo:margin-bottom="0.101cm" loext:contextual-spacing="false" fo:text-align="start" style:justify-single-word="false"/>
      <style:text-properties style:font-name="Liberation Sans" fo:font-size="9pt" officeooo:rsid="00192925" officeooo:paragraph-rsid="00192925" style:font-size-asian="9pt" style:font-size-complex="9pt"/>
    </style:style>
    <style:style style:name="P14" style:family="paragraph" style:parent-style-name="Standard">
      <style:paragraph-properties fo:margin-left="2.498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paragraph-rsid="001f2fb3" style:font-size-asian="9pt" style:font-size-complex="9pt"/>
    </style:style>
    <style:style style:name="P15" style:family="paragraph" style:parent-style-name="Standard">
      <style:paragraph-properties fo:margin-left="2.498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rsid="0023002d" officeooo:paragraph-rsid="001f2fb3" style:font-size-asian="9pt" style:font-size-complex="9pt"/>
    </style:style>
    <style:style style:name="P16" style:family="paragraph" style:parent-style-name="Standard">
      <style:paragraph-properties fo:margin-left="2.498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fo:font-style="normal" fo:font-weight="normal" officeooo:rsid="0023002d" officeooo:paragraph-rsid="001f2fb3" style:font-size-asian="9pt" style:font-style-asian="normal" style:font-weight-asian="normal" style:font-size-complex="9pt" style:font-style-complex="normal" style:font-weight-complex="normal"/>
    </style:style>
    <style:style style:name="P17" style:family="paragraph" style:parent-style-name="Standard">
      <style:paragraph-properties fo:margin-left="2.498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fo:font-style="normal" fo:font-weight="normal" officeooo:rsid="0023002d" officeooo:paragraph-rsid="002492ef" style:font-size-asian="9pt" style:font-style-asian="normal" style:font-weight-asian="normal" style:font-size-complex="9pt" style:font-style-complex="normal" style:font-weight-complex="normal"/>
    </style:style>
    <style:style style:name="P18" style:family="paragraph" style:parent-style-name="Standard">
      <style:paragraph-properties fo:margin-left="1.249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paragraph-rsid="001c5535" style:font-size-asian="9pt" style:font-size-complex="9pt"/>
    </style:style>
    <style:style style:name="P19" style:family="paragraph" style:parent-style-name="Standard">
      <style:paragraph-properties fo:margin-left="1.249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paragraph-rsid="001e515b" style:font-size-asian="9pt" style:font-size-complex="9pt"/>
    </style:style>
    <style:style style:name="P20" style:family="paragraph" style:parent-style-name="Standard">
      <style:paragraph-properties fo:margin-left="1.249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paragraph-rsid="001f2fb3" style:font-size-asian="9pt" style:font-size-complex="9pt"/>
    </style:style>
    <style:style style:name="P21" style:family="paragraph" style:parent-style-name="Standard">
      <style:paragraph-properties fo:margin-left="1.249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paragraph-rsid="00218495" style:font-size-asian="9pt" style:font-size-complex="9pt"/>
    </style:style>
    <style:style style:name="P22" style:family="paragraph" style:parent-style-name="Standard">
      <style:paragraph-properties fo:margin-left="1.249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rsid="000268ad" officeooo:paragraph-rsid="001e515b" style:font-size-asian="9pt" style:font-size-complex="9pt"/>
    </style:style>
    <style:style style:name="P23" style:family="paragraph" style:parent-style-name="Standard">
      <style:paragraph-properties fo:margin-left="1.249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rsid="000268ad" officeooo:paragraph-rsid="001f2fb3" style:font-size-asian="9pt" style:font-size-complex="9pt"/>
    </style:style>
    <style:style style:name="P24" style:family="paragraph" style:parent-style-name="Standard">
      <style:paragraph-properties fo:margin-left="1.249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rsid="002668d7" officeooo:paragraph-rsid="00205c57" style:font-size-asian="9pt" style:font-size-complex="9pt"/>
    </style:style>
    <style:style style:name="P25" style:family="paragraph" style:parent-style-name="Standard">
      <style:paragraph-properties fo:margin-left="1.249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rsid="002668d7" officeooo:paragraph-rsid="00218495" style:font-size-asian="9pt" style:font-size-complex="9pt"/>
    </style:style>
    <style:style style:name="P26" style:family="paragraph" style:parent-style-name="Standard">
      <style:paragraph-properties fo:margin-left="1.249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rsid="00205c57" officeooo:paragraph-rsid="00205c57" style:font-size-asian="9pt" style:font-size-complex="9pt"/>
    </style:style>
    <style:style style:name="P27" style:family="paragraph" style:parent-style-name="Standard">
      <style:paragraph-properties fo:margin-left="1.249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rsid="00218495" officeooo:paragraph-rsid="00218495" style:font-size-asian="9pt" style:font-size-complex="9pt"/>
    </style:style>
    <style:style style:name="P28" style:family="paragraph" style:parent-style-name="Standard">
      <style:paragraph-properties fo:margin-left="1.249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fo:font-style="normal" fo:font-weight="normal" officeooo:paragraph-rsid="001f2fb3" style:font-size-asian="9pt" style:font-style-asian="normal" style:font-weight-asian="normal" style:font-size-complex="9pt" style:font-style-complex="normal" style:font-weight-complex="normal"/>
    </style:style>
    <style:style style:name="P29" style:family="paragraph" style:parent-style-name="Standard">
      <style:paragraph-properties fo:margin-left="1.249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fo:font-style="normal" fo:font-weight="normal" officeooo:paragraph-rsid="002492ef" style:font-size-asian="9pt" style:font-style-asian="normal" style:font-weight-asian="normal" style:font-size-complex="9pt" style:font-style-complex="normal" style:font-weight-complex="normal"/>
    </style:style>
    <style:style style:name="P30" style:family="paragraph" style:parent-style-name="Standard">
      <style:paragraph-properties fo:margin-left="1.249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fo:font-weight="normal" officeooo:rsid="002472bc" officeooo:paragraph-rsid="002472bc" style:font-size-asian="9pt" style:font-weight-asian="normal" style:font-size-complex="9pt" style:font-weight-complex="normal"/>
    </style:style>
    <style:style style:name="P31" style:family="paragraph" style:parent-style-name="Standard">
      <style:paragraph-properties fo:margin-left="1.249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fo:font-weight="normal" officeooo:paragraph-rsid="001f2fb3" style:font-size-asian="9pt" style:font-weight-asian="normal" style:font-size-complex="9pt" style:font-weight-complex="normal"/>
    </style:style>
    <style:style style:name="P32" style:family="paragraph" style:parent-style-name="Standard">
      <style:paragraph-properties fo:margin-left="0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paragraph-rsid="00205c57" style:font-size-asian="9pt" style:font-size-complex="9pt"/>
    </style:style>
    <style:style style:name="P33" style:family="paragraph" style:parent-style-name="Standard">
      <style:paragraph-properties fo:margin-left="0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paragraph-rsid="001f2fb3" style:font-size-asian="9pt" style:font-size-complex="9pt"/>
    </style:style>
    <style:style style:name="P34" style:family="paragraph" style:parent-style-name="Standard">
      <style:paragraph-properties fo:margin-left="0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rsid="000268ad" officeooo:paragraph-rsid="001f2fb3" style:font-size-asian="9pt" style:font-size-complex="9pt"/>
    </style:style>
    <style:style style:name="P35" style:family="paragraph" style:parent-style-name="Standard">
      <style:paragraph-properties fo:margin-left="0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rsid="0007e544" officeooo:paragraph-rsid="001f2fb3" style:font-size-asian="9pt" style:font-size-complex="9pt"/>
    </style:style>
    <style:style style:name="P36" style:family="paragraph" style:parent-style-name="Standard">
      <style:paragraph-properties fo:margin-left="0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rsid="001f2fb3" officeooo:paragraph-rsid="001f2fb3" style:font-size-asian="9pt" style:font-size-complex="9pt"/>
    </style:style>
    <style:style style:name="P37" style:family="paragraph" style:parent-style-name="Standard">
      <style:paragraph-properties fo:margin-left="0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fo:font-style="normal" fo:font-weight="normal" officeooo:rsid="00282d24" officeooo:paragraph-rsid="001f2fb3" style:font-size-asian="9pt" style:font-style-asian="normal" style:font-weight-asian="normal" style:font-size-complex="9pt" style:font-style-complex="normal" style:font-weight-complex="normal"/>
    </style:style>
    <style:style style:name="P38" style:family="paragraph" style:parent-style-name="Standard" style:master-page-name="Standard">
      <style:paragraph-properties fo:margin-top="0cm" fo:margin-bottom="0.101cm" loext:contextual-spacing="false" fo:text-align="center" style:justify-single-word="false" style:page-number="auto"/>
      <style:text-properties style:font-name="Liberation Sans" fo:font-size="9pt" fo:font-weight="bold" officeooo:paragraph-rsid="000268ad" style:font-size-asian="9pt" style:font-weight-asian="bold" style:font-size-complex="9pt"/>
    </style:style>
    <style:style style:name="P39" style:family="paragraph" style:parent-style-name="Standard" style:list-style-name="L1">
      <style:paragraph-properties fo:margin-top="0cm" fo:margin-bottom="0.101cm" loext:contextual-spacing="false" fo:text-align="justify" style:justify-single-word="false"/>
      <style:text-properties style:font-name="Liberation Sans" fo:font-size="9pt" officeooo:rsid="002780dd" officeooo:paragraph-rsid="001f2fb3" style:font-size-asian="9pt" style:font-size-complex="9pt"/>
    </style:style>
    <style:style style:name="P40" style:family="paragraph" style:parent-style-name="Standard">
      <style:paragraph-properties fo:margin-left="1.249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rsid="00218495" officeooo:paragraph-rsid="001c5535" style:font-size-asian="9pt" style:font-size-complex="9pt"/>
    </style:style>
    <style:style style:name="P41" style:family="paragraph" style:parent-style-name="Standard">
      <style:paragraph-properties fo:margin-left="1.249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rsid="00218495" officeooo:paragraph-rsid="00205c57" style:font-size-asian="9pt" style:font-size-complex="9pt"/>
    </style:style>
    <style:style style:name="P42" style:family="paragraph" style:parent-style-name="Standard" style:list-style-name="L1">
      <style:paragraph-properties fo:margin-left="0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paragraph-rsid="00205c57" style:font-size-asian="9pt" style:font-size-complex="9pt"/>
    </style:style>
    <style:style style:name="P43" style:family="paragraph" style:parent-style-name="Standard" style:list-style-name="L1">
      <style:paragraph-properties fo:margin-left="0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rsid="00218495" officeooo:paragraph-rsid="001f2fb3" style:font-size-asian="9pt" style:font-size-complex="9pt"/>
    </style:style>
    <style:style style:name="P44" style:family="paragraph" style:parent-style-name="Standard">
      <style:paragraph-properties fo:margin-left="0cm" fo:margin-right="0cm" fo:margin-top="0cm" fo:margin-bottom="0.101cm" loext:contextual-spacing="false" fo:text-align="justify" style:justify-single-word="false" fo:text-indent="0cm" style:auto-text-indent="false"/>
      <style:text-properties style:font-name="Liberation Sans" fo:font-size="9pt" officeooo:rsid="0022aae8" officeooo:paragraph-rsid="00205c57" style:font-size-asian="9pt" style:font-size-complex="9pt"/>
    </style:style>
    <style:style style:name="P45" style:family="paragraph">
      <style:paragraph-properties fo:text-align="center"/>
    </style:style>
    <style:style style:name="P46" style:family="paragraph">
      <loext:graphic-properties draw:fill="solid" draw:fill-color="#ffffff"/>
      <style:paragraph-properties fo:text-align="center"/>
      <style:text-properties fo:font-size="10pt" style:font-size-asian="10pt" style:font-size-complex="10pt"/>
    </style:style>
    <style:style style:name="T1" style:family="text">
      <style:text-properties officeooo:rsid="0051d25d"/>
    </style:style>
    <style:style style:name="T2" style:family="text">
      <style:text-properties officeooo:rsid="00409ed2"/>
    </style:style>
    <style:style style:name="T3" style:family="text">
      <style:text-properties officeooo:rsid="001b20aa"/>
    </style:style>
    <style:style style:name="T4" style:family="text">
      <style:text-properties officeooo:rsid="00086f46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8640b" style:font-weight-asian="bold" style:font-weight-complex="bold"/>
    </style:style>
    <style:style style:name="T7" style:family="text">
      <style:text-properties fo:font-weight="bold" officeooo:rsid="001c5535" style:font-weight-asian="bold" style:font-weight-complex="bold"/>
    </style:style>
    <style:style style:name="T8" style:family="text">
      <style:text-properties fo:font-weight="bold" officeooo:rsid="000acf2a" style:font-weight-asian="bold" style:font-weight-complex="bold"/>
    </style:style>
    <style:style style:name="T9" style:family="text">
      <style:text-properties fo:font-weight="bold" officeooo:rsid="0007e544" style:font-weight-asian="bold" style:font-weight-complex="bold"/>
    </style:style>
    <style:style style:name="T10" style:family="text">
      <style:text-properties fo:font-weight="bold" officeooo:rsid="000050ef" style:font-weight-asian="bold" style:font-weight-complex="bold"/>
    </style:style>
    <style:style style:name="T11" style:family="text">
      <style:text-properties fo:font-weight="bold" officeooo:rsid="000d4db6" style:font-weight-asian="bold" style:font-weight-complex="bold"/>
    </style:style>
    <style:style style:name="T12" style:family="text">
      <style:text-properties fo:font-weight="bold" officeooo:rsid="0008bf3e" style:font-weight-asian="bold" style:font-weight-complex="bold"/>
    </style:style>
    <style:style style:name="T13" style:family="text">
      <style:text-properties fo:font-weight="bold" officeooo:rsid="00181466" style:font-weight-asian="bold" style:font-weight-complex="bold"/>
    </style:style>
    <style:style style:name="T14" style:family="text">
      <style:text-properties fo:font-weight="bold" officeooo:rsid="002528f1" style:font-weight-asian="bold" style:font-weight-complex="bold"/>
    </style:style>
    <style:style style:name="T15" style:family="text">
      <style:text-properties fo:font-weight="bold" officeooo:rsid="0023071c" style:font-weight-asian="bold" style:font-weight-complex="bold"/>
    </style:style>
    <style:style style:name="T16" style:family="text">
      <style:text-properties fo:font-weight="bold" officeooo:rsid="00205c57" style:font-weight-asian="bold" style:font-weight-complex="bold"/>
    </style:style>
    <style:style style:name="T17" style:family="text">
      <style:text-properties officeooo:rsid="00192925"/>
    </style:style>
    <style:style style:name="T18" style:family="text">
      <style:text-properties officeooo:rsid="001c5535"/>
    </style:style>
    <style:style style:name="T19" style:family="text">
      <style:text-properties officeooo:rsid="0008640b"/>
    </style:style>
    <style:style style:name="T20" style:family="text">
      <style:text-properties officeooo:rsid="00011735"/>
    </style:style>
    <style:style style:name="T21" style:family="text">
      <style:text-properties officeooo:rsid="00264956"/>
    </style:style>
    <style:style style:name="T22" style:family="text">
      <style:text-properties officeooo:rsid="001dfc9e"/>
    </style:style>
    <style:style style:name="T23" style:family="text">
      <style:text-properties officeooo:rsid="000acf2a"/>
    </style:style>
    <style:style style:name="T24" style:family="text">
      <style:text-properties officeooo:rsid="00289cd8"/>
    </style:style>
    <style:style style:name="T25" style:family="text">
      <style:text-properties officeooo:rsid="00150656"/>
    </style:style>
    <style:style style:name="T26" style:family="text">
      <style:text-properties officeooo:rsid="001e515b"/>
    </style:style>
    <style:style style:name="T27" style:family="text">
      <style:text-properties style:text-line-through-style="none" style:text-line-through-type="none" officeooo:rsid="002db317"/>
    </style:style>
    <style:style style:name="T28" style:family="text">
      <style:text-properties style:text-line-through-style="none" style:text-line-through-type="none" officeooo:rsid="002d6889"/>
    </style:style>
    <style:style style:name="T29" style:family="text">
      <style:text-properties style:text-line-through-style="none" style:text-line-through-type="none" officeooo:rsid="001e515b"/>
    </style:style>
    <style:style style:name="T30" style:family="text">
      <style:text-properties officeooo:rsid="001f2fb3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0acf2a" style:font-weight-asian="normal" style:font-weight-complex="normal"/>
    </style:style>
    <style:style style:name="T33" style:family="text">
      <style:text-properties fo:font-weight="normal" officeooo:rsid="001f2fb3" style:font-weight-asian="normal" style:font-weight-complex="normal"/>
    </style:style>
    <style:style style:name="T34" style:family="text">
      <style:text-properties fo:font-weight="normal" officeooo:rsid="0007e544" style:font-weight-asian="normal" style:font-weight-complex="normal"/>
    </style:style>
    <style:style style:name="T35" style:family="text">
      <style:text-properties fo:font-weight="normal" officeooo:rsid="000050ef" style:font-weight-asian="normal" style:font-weight-complex="normal"/>
    </style:style>
    <style:style style:name="T36" style:family="text">
      <style:text-properties fo:font-weight="normal" officeooo:rsid="0022aae8" style:font-weight-asian="normal" style:font-weight-complex="normal"/>
    </style:style>
    <style:style style:name="T37" style:family="text">
      <style:text-properties fo:font-weight="normal" officeooo:rsid="0023071c" style:font-weight-asian="normal" style:font-weight-complex="normal"/>
    </style:style>
    <style:style style:name="T38" style:family="text">
      <style:text-properties fo:font-weight="normal" officeooo:rsid="002492ef" style:font-weight-asian="normal" style:font-weight-complex="normal"/>
    </style:style>
    <style:style style:name="T39" style:family="text">
      <style:text-properties officeooo:rsid="002780dd"/>
    </style:style>
    <style:style style:name="T40" style:family="text">
      <style:text-properties officeooo:rsid="000050ef"/>
    </style:style>
    <style:style style:name="T41" style:family="text">
      <style:text-properties officeooo:rsid="000ab161"/>
    </style:style>
    <style:style style:name="T42" style:family="text">
      <style:text-properties officeooo:rsid="00164dec"/>
    </style:style>
    <style:style style:name="T43" style:family="text">
      <style:text-properties officeooo:rsid="000d4db6"/>
    </style:style>
    <style:style style:name="T44" style:family="text">
      <style:text-properties officeooo:rsid="0008bf3e"/>
    </style:style>
    <style:style style:name="T45" style:family="text">
      <style:text-properties officeooo:rsid="002668d7"/>
    </style:style>
    <style:style style:name="T46" style:family="text">
      <style:text-properties officeooo:rsid="00163a21"/>
    </style:style>
    <style:style style:name="T47" style:family="text">
      <style:text-properties officeooo:rsid="001e8a4e"/>
    </style:style>
    <style:style style:name="T48" style:family="text">
      <style:text-properties officeooo:rsid="001fb035"/>
    </style:style>
    <style:style style:name="T49" style:family="text">
      <style:text-properties officeooo:rsid="00282d24"/>
    </style:style>
    <style:style style:name="T50" style:family="text">
      <style:text-properties officeooo:rsid="00181466"/>
    </style:style>
    <style:style style:name="T51" style:family="text">
      <style:text-properties officeooo:rsid="0023002d"/>
    </style:style>
    <style:style style:name="T52" style:family="text">
      <style:text-properties officeooo:rsid="000475e4"/>
    </style:style>
    <style:style style:name="T53" style:family="text">
      <style:text-properties officeooo:rsid="00031e65"/>
    </style:style>
    <style:style style:name="T54" style:family="text">
      <style:text-properties officeooo:rsid="002a3c89"/>
    </style:style>
    <style:style style:name="T55" style:family="text">
      <style:text-properties officeooo:rsid="002462fe"/>
    </style:style>
    <style:style style:name="T56" style:family="text">
      <style:text-properties officeooo:rsid="0023071c"/>
    </style:style>
    <style:style style:name="T57" style:family="text">
      <style:text-properties officeooo:rsid="002528f1"/>
    </style:style>
    <style:style style:name="T58" style:family="text">
      <style:text-properties officeooo:rsid="00205c57"/>
    </style:style>
    <style:style style:name="T59" style:family="text">
      <style:text-properties officeooo:rsid="00218495"/>
    </style:style>
    <style:style style:name="T60" style:family="text">
      <style:text-properties officeooo:rsid="0022aae8"/>
    </style:style>
    <style:style style:name="T61" style:family="text">
      <style:text-properties officeooo:rsid="002472bc"/>
    </style:style>
    <style:style style:name="T62" style:family="text">
      <style:text-properties officeooo:rsid="002492ef"/>
    </style:style>
    <style:style style:name="T63" style:family="text">
      <style:text-properties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="solid" draw:fill-color="#ffffff" draw:textarea-horizontal-align="justify" draw:textarea-vertical-align="middle" draw:auto-grow-height="false" fo:min-height="0.564cm" fo:min-width="1.8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="solid" draw:fill-color="#ffffff" draw:textarea-horizontal-align="justify" draw:textarea-vertical-align="middle" draw:auto-grow-height="false" fo:min-height="0.557cm" fo:min-width="2.21cm" fo:wrap-option="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marker-end="Arrow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>PRÁCTICA <text:span text:style-name="T17">4 </text:span>de <text:span text:style-name="T1">JAVA (17/10/2022)</text:span>:</text:p>
      <text:p text:style-name="P6">Bases de datos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office:value-type="string">
            <text:p text:style-name="P4"><text:span text:style-name="T2">F</text:span>echa<text:span text:style-name="T2"> tope </text:span>entrega</text:p>
          </table:table-cell>
          <table:table-cell table:style-name="Tabla1.A1" office:value-type="string">
            <text:p text:style-name="P7"><text:span text:style-name="T62">Miércoles</text:span>, <text:span text:style-name="T18">26</text:span> de <text:span text:style-name="T3">octubre.</text:span></text:p>
          </table:table-cell>
          <table:table-cell table:style-name="Tabla1.A1" table:number-columns-spanned="2" office:value-type="string">
            <text:p text:style-name="P5">Fecha <text:span text:style-name="T4">tope </text:span>defensa</text:p>
          </table:table-cell>
          <table:covered-table-cell/>
          <table:table-cell table:style-name="Tabla1.E1" office:value-type="string">
            <text:p text:style-name="P8"><text:span text:style-name="T62">Miércoles</text:span>, <text:span text:style-name="T62">2</text:span> de <text:span text:style-name="T62">noviembre.</text:span></text:p>
          </table:table-cell>
        </table:table-row>
        <table:table-row>
          <table:table-cell table:style-name="Tabla1.A2" office:value-type="string">
            <text:p text:style-name="P10">Tipo</text:p>
          </table:table-cell>
          <table:table-cell table:style-name="Tabla1.A2" office:value-type="string">
            <text:p text:style-name="P12">Individual</text:p>
          </table:table-cell>
          <table:table-cell table:style-name="Tabla1.A2" office:value-type="string">
            <text:p text:style-name="P11">Entrega</text:p>
          </table:table-cell>
          <table:table-cell table:style-name="Tabla1.D2" table:number-columns-spanned="2" office:value-type="string">
            <text:p text:style-name="P13">Colaborador en Github</text:p>
          </table:table-cell>
          <table:covered-table-cell/>
        </table:table-row>
      </table:table>
      <text:p text:style-name="P3"/>
      <text:p text:style-name="P2"><text:span text:style-name="T18">1.- </text:span>Desarrolla una <text:span text:style-name="T19">base datos libre sobre </text:span><text:span text:style-name="T28">Apache Derby integrad</text:span><text:span text:style-name="T29">o</text:span><text:span text:style-name="T28"> en el IDE Netbea</text:span><text:span text:style-name="T27">n</text:span><text:span text:style-name="T28">s 8.</text:span><text:span text:style-name="T27">2.</text:span></text:p>
      <text:p text:style-name="P18"><text:span text:style-name="T59">1.1.- Debe ser </text:span><text:span text:style-name="T6">diferente a la del ejemplo y </text:span><text:span text:style-name="T7">tener </text:span><text:span text:style-name="T6">el visto bueno del profesor.</text:span></text:p>
      <text:p text:style-name="P18"><text:span text:style-name="T59">1.2- </text:span>Crea <text:span text:style-name="T26">dos</text:span> tabla<text:span text:style-name="T20">s</text:span> con una relación 1→N, como <text:span text:style-name="T21">en e</text:span>l ejemplo:</text:p>
      <text:p text:style-name="P1"/>
      <text:p text:style-name="P1"><draw:custom-shape text:anchor-type="paragraph" draw:z-index="0" draw:style-name="gr1" draw:text-style-name="P46" svg:width="1.897cm" svg:height="0.565cm" svg:x="2.944cm" svg:y="-0.041cm"><text:p text:style-name="P45"><text:span text:style-name="T63">Cliente</text:span></text:p><draw:enhanced-geometry svg:viewBox="0 0 21600 21600" draw:type="rectangle" draw:enhanced-path="M 0 0 L 21600 0 21600 21600 0 21600 0 0 Z N"/></draw:custom-shape><draw:custom-shape text:anchor-type="paragraph" draw:z-index="1" draw:style-name="gr2" draw:text-style-name="P46" svg:width="2.211cm" svg:height="0.558cm" svg:x="6.426cm" svg:y="-0.021cm"><text:p text:style-name="P45"><text:span text:style-name="T63">Cuenta</text:span></text:p><draw:enhanced-geometry svg:viewBox="0 0 21600 21600" draw:type="rectangle" draw:enhanced-path="M 0 0 L 21600 0 21600 21600 0 21600 0 0 Z N"/></draw:custom-shape><draw:line text:anchor-type="paragraph" draw:z-index="2" draw:style-name="gr3" draw:text-style-name="P45" svg:x1="4.84cm" svg:y1="0.275cm" svg:x2="6.426cm" svg:y2="0.275cm"><text:p/></draw:line></text:p>
      <text:p text:style-name="P1"/>
      <text:p text:style-name="P18"><text:span text:style-name="T59">1.3.- T</text:span>ipos de datos <text:span text:style-name="T21">obligatorios</text:span>: <text:span text:style-name="T22">int</text:span>, <text:span text:style-name="T22">float</text:span>, <text:span text:style-name="T22">GregorianCalendar, String.</text:span></text:p>
      <text:p text:style-name="P26"><text:span text:style-name="T59">1</text:span>.4.- Cliente tendrá usuario y contraseña.</text:p>
      <text:p text:style-name="P40">1.5.- Habrá una imagen la tabla cliente.</text:p>
      <text:p text:style-name="P19"><text:span text:style-name="T59">1.6.- </text:span>Existirán <text:span text:style-name="T24">P</text:span>K y FK <text:span text:style-name="T25">con el formato “cliNumero”: “cli” son las 3 primeras letras de la tabla donde es PK (de “ cliente”) y “número” de el nombre del campo de dicha tabla (“Producto”).</text:span></text:p>
      <text:p text:style-name="P23"><text:span text:style-name="T59">1.7.- En la clase madre (Cliente) habrá u</text:span>n <text:span text:style-name="T5">campo </text:span><text:span text:style-name="T8">calculado</text:span><text:span text:style-name="T32"> obtenido de operaciones matemáticas sobre la </text:span><text:span text:style-name="T33">clase hija (cuenta)</text:span><text:span text:style-name="T32">. </text:span><text:span text:style-name="T23">Por ejemplo el campo cliente</text:span>.<text:span text:style-name="T22">saldoTotal equivale a la suma de todos los campos cuenta.saldo. También puede ser la media, máximo, mínimo, etc.</text:span></text:p>
      <text:p text:style-name="P34"/>
      <text:p text:style-name="P35"><text:span text:style-name="T59">2</text:span>.- Basándote en MVC desarrolla una aplicación en Java. Cada capa tendrá su propio paquete en el proyecto.</text:p>
      <text:p text:style-name="P36">Vista</text:p>
      <text:p text:style-name="P36"><text:span text:style-name="T59">3</text:span>.- Se basará en clases con un JFrame y varios JPanel.</text:p>
      <text:list xml:id="list2097866803" text:style-name="L1">
        <text:list-header>
          <text:p text:style-name="P43">4.- Menú contendrá las opciones: Conexión (abrir y cerrar), visualizar (detalle y resumen) y Acerca de.</text:p>
          <text:p text:style-name="P39"><text:span text:style-name="T30">4.1.- L</text:span>os elementos <text:span text:style-name="T30">estarán </text:span>activ<text:span text:style-name="T30">ad</text:span>os o <text:span text:style-name="T30">desactivados</text:span> según la lógica <text:span text:style-name="T30">de la aplicación.</text:span></text:p>
          <text:list>
            <text:list-item>
              <text:list>
                <text:list-header>
                  <text:p text:style-name="P42"><text:span text:style-name="T59">5.- Funcionamiento: tras elegir en el menú “Conexión / abrir” se pedirá un nombre de usuario (Cliente) y su contraseña</text:span>.</text:p>
                </text:list-header>
              </text:list>
            </text:list-item>
          </text:list>
        </text:list-header>
      </text:list>
      <text:p text:style-name="P41">5.1.- Si la conexión ha tenido éxito, activará el resto de menús.</text:p>
      <text:p text:style-name="P26"><text:span text:style-name="T59">5</text:span>.2.- La conexión a la base de datos es transparente al usuario y será automática.</text:p>
      <text:p text:style-name="P32"><text:span text:style-name="T59">6.- En el panel </text:span><text:span text:style-name="T5">visualizar </text:span><text:span text:style-name="T16">detalle</text:span><text:span text:style-name="T5">:</text:span></text:p>
      <text:p text:style-name="P21"><text:span text:style-name="T59">6.1.- Mostrará </text:span>un<text:span text:style-name="T41">o</text:span> a un<text:span text:style-name="T41">o los registros de la segunda tabla (cuenta) asociados al elemento de la primera tabla <text:s/>(cliente) validado.</text:span></text:p>
      <text:p text:style-name="P20"><text:span text:style-name="T59">6.2.- </text:span>Se podrá <text:span text:style-name="T5">modificar</text:span> <text:span text:style-name="T42">el </text:span>campo <text:span text:style-name="T42">tipo </text:span><text:span text:style-name="T5">fecha</text:span> <text:span text:style-name="T43">usando un </text:span><text:span text:style-name="T11">DatePicker.</text:span></text:p>
      <text:p text:style-name="P30"><text:span text:style-name="T43">6.</text:span>3.- También se podrá modificar el campo para los cálculos (cuenta.saldo).</text:p>
      <text:p text:style-name="P31"><text:span text:style-name="T59">6.3.-</text:span> <text:span text:style-name="T47">T</text:span>endrá <text:span text:style-name="T48">un botón para</text:span> <text:span text:style-name="T5">guardar</text:span> <text:span text:style-name="T47">datos</text:span>, <text:span text:style-name="T43">que actualizará solo la cuenta del cliente visualizado, en la base de datos.</text:span></text:p>
      <text:p text:style-name="P20"><text:span text:style-name="T59">6.4.- </text:span>Se podrá <text:span text:style-name="T5">avanzar</text:span> y <text:span text:style-name="T5">retroceder</text:span> entre l<text:span text:style-name="T42">os clientes directamente en la BDs</text:span>.</text:p>
      <text:p text:style-name="P44">7.- Panel visualizar resumen:</text:p>
      <text:p text:style-name="P24"><text:span text:style-name="T60">7</text:span>.1.- Se mostrarán todos los datos <text:span text:style-name="T58">de la primera tabla (cliente)</text:span>, incluida la <text:span text:style-name="T5">imagen</text:span>.</text:p>
      <text:p text:style-name="P27"><text:span text:style-name="T60">7</text:span>.2.- En un <text:span text:style-name="T61">JTable o </text:span>J<text:span text:style-name="T61">L</text:span>ist se mostraran los campos más descriptivos de la segunda tabla y el campo base para los cálculos (cuenta.numero y cuenta.saldo)</text:p>
      <text:p text:style-name="P25"><text:span text:style-name="T60">7</text:span>.<text:span text:style-name="T39">3.- Tendrá un botón “Calcular”: tras pulsarse se mostrará en una ventana emergente y después actualizará el valor </text:span><text:span text:style-name="T12">real del campo calculado</text:span><text:span text:style-name="T44"> seg</text:span>ún la BDs. <text:span text:style-name="T44">En el ejemplo: el saldoTotal del cliente</text:span> visualizad<text:span text:style-name="T46">o, inicialmente tendrá el valor guardado en la BDs., que no tiene por que ser el correcto.</text:span></text:p>
      <text:p text:style-name="P33"><text:span text:style-name="T36">8</text:span><text:span text:style-name="T34">.-</text:span><text:span text:style-name="T9"> </text:span><text:span text:style-name="T10">Acerca de</text:span><text:span text:style-name="T35">: </text:span>Ventana informativa <text:span text:style-name="T40">personalizada</text:span> <text:span text:style-name="T40">de </text:span>la aplicación <text:span text:style-name="T45">(autores, fechas, versión, etc.)</text:span>. Debe realizarse con JDialog <text:span text:style-name="T5">modal</text:span> (solo se permit<text:span text:style-name="T42">irá</text:span> pulsar el “botón de aceptar”).</text:p>
      <text:p text:style-name="P33"><text:span text:style-name="T60">9.- </text:span>Aparecerán <text:span text:style-name="T5">ventanas informativas </text:span><text:span text:style-name="T10">prediseñadas</text:span> (JoptionPane).</text:p>
      <text:p text:style-name="P33"><text:span text:style-name="T49">10.- </text:span><text:span text:style-name="T12">Modelo</text:span><text:span text:style-name="T44">: s</text:span>e deben crear <text:span text:style-name="T13">una clase por tabla</text:span><text:span text:style-name="T50"> de la BDs. con sus métodos get y set, pero </text:span><text:span text:style-name="T13">no</text:span><text:span text:style-name="T50"> los métodos para guardar y modificar en la BDs. Estos deben estar en las clases del nivel controlador. </text:span></text:p>
      <text:p text:style-name="P33"><text:span text:style-name="T49">11.- </text:span><text:span text:style-name="T12">C</text:span><text:span text:style-name="T5">ontrolador</text:span> <text:span text:style-name="T51">(lo más </text:span>importante <text:span text:style-name="T52">a</text:span> resolver <text:span text:style-name="T53">en </text:span>esta práctica<text:span text:style-name="T51">):</text:span> <text:span text:style-name="T52">s</text:span>e <text:span text:style-name="T20">deben</text:span> crear <text:span text:style-name="T62">4</text:span> clase<text:span text:style-name="T20">s</text:span> que <text:span text:style-name="T51">gestionen las operaciones sobre</text:span> la base de datos:</text:p>
      <text:p text:style-name="P20"><text:span text:style-name="T49">11.1.- </text:span><text:span text:style-name="T31">Una orientada a la parte común: </text:span><text:span text:style-name="T54">abrir, cerrar y gestionar </text:span>la conexión. <text:span text:style-name="T55">Es la única que puede ser estática. Sus métodos deberán devolver, entre otros datos, dos <text:s/>Statement, uno para cada uno de las siguientes clases:</text:span></text:p>
      <text:p text:style-name="P20"><text:span text:style-name="T49">11.2.- </text:span><text:span text:style-name="T31">Una orientada </text:span>a ver a<text:span text:style-name="T61">l JPanel “visualizar detalle”</text:span>. El Statement será sensible a los cambios de la Bds. <text:span text:style-name="T62">Y sus métodos permitirán:</text:span></text:p>
      <text:p text:style-name="P14"><text:span text:style-name="T49">11.2.1.- C</text:span>ontrolar el avance, retroceso, <text:span text:style-name="T62">inicio, fin, etc.</text:span> sobre el ResultSet <text:span text:style-name="T49">mediante modos. Así como g</text:span>uardar y/<text:span text:style-name="T49">o</text:span> modificar un registro cliente.</text:p>
      <text:p text:style-name="P15"><text:span text:style-name="T49">11</text:span>.2.<text:span text:style-name="T49">2</text:span>.- <text:span text:style-name="T38">Devolverán</text:span><text:span text:style-name="T37"> objetos</text:span><text:span text:style-name="T56"> de la clase de la segunda tabla (cliente) directamente.</text:span></text:p>
      <text:p text:style-name="P28"><text:soft-page-break/><text:span text:style-name="T49">11.3.- </text:span>Y otra orientada a<text:span text:style-name="T61">l JPanel “visualizar resumen”, para rellenar el </text:span>Jtable <text:span text:style-name="T61">o JList</text:span>: <text:s/>Statement y ResultSet simples. <text:span text:style-name="T62">Sus métodos se encargarán de:</text:span></text:p>
      <text:p text:style-name="P16"><text:span text:style-name="T49">11</text:span>.3.1.- <text:span text:style-name="T57">Intercambiar</text:span><text:span text:style-name="T15"> </text:span><text:span text:style-name="T57">una</text:span><text:span text:style-name="T14"> collection </text:span><text:span text:style-name="T57">con</text:span> <text:span text:style-name="T62">objetos de Cuenta.</text:span></text:p>
      <text:p text:style-name="P29"><text:span text:style-name="T49">11.4.- </text:span>Y otra orientada a <text:span text:style-name="T61">la primera tabla (cliente)</text:span>: <text:s/>Statement y ResultSet simples. <text:span text:style-name="T62">Sus métodos se encargarán:</text:span></text:p>
      <text:p text:style-name="P17"><text:span text:style-name="T49">11</text:span>.<text:span text:style-name="T62">4</text:span>.<text:span text:style-name="T62">1.-</text:span> <text:span text:style-name="T57">Intercambiar y actualizar</text:span><text:span text:style-name="T15"> </text:span><text:span text:style-name="T57">objetos de Cliente.</text:span></text:p>
      <text:p text:style-name="P37">12.- Mejoras: Utilizar Dockers con mysql. Sistema de errores centralizado.</text:p>
      <text:p text:style-name="P22"/>
      <text:p text:style-name="P3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ucidasans" svg:font-family="Lucidasans"/>
    <style:font-face style:name="Courier New" svg:font-family="'Courier New'" style:font-family-generic="moder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" style:font-family-asian="Arial" style:font-family-generic-asian="swiss" style:font-pitch-asian="variable" style:font-size-asian="14pt" style:font-name-complex="Arial" style:font-family-complex="Arial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Lucidasans" style:font-family-complex="Lucidasan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Lucidasans" style:font-family-complex="Lucidasans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" style:font-family-complex="Lucidasan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Absatz-Standardschriftart" style:family="text"/>
    <style:style style:name="Fuente_20_de_20_párrafo_20_predeter." style:display-name="Fuente de párrafo predeter." style:family="text"/>
    <style:style style:name="WW-Absatz-Standardschriftart" style:family="text"/>
    <style:style style:name="WW-Absatz-Standardschriftart1" style:family="text"/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Fuente_20_de_20_párrafo_20_predeter.1" style:display-name="Fuente de párrafo predeter.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WW8Num1z0" text:bullet-char="-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ÁCTICA NÚMERO 1</dc:title>
    <meta:initial-creator>IES</meta:initial-creator>
    <meta:creation-date>2009-01-27T07:24:00</meta:creation-date>
    <dc:date>2022-10-17T14:43:25.655286917</dc:date>
    <meta:print-date>2113-01-01T00:00:00</meta:print-date>
    <meta:editing-cycles>36</meta:editing-cycles>
    <meta:editing-duration>PT3H48M4S</meta:editing-duration>
    <meta:generator>LibreOffice/6.0.7.3$Linux_X86_64 LibreOffice_project/00m0$Build-3</meta:generator>
    <meta:document-statistic meta:table-count="1" meta:image-count="0" meta:object-count="0" meta:page-count="2" meta:paragraph-count="49" meta:word-count="704" meta:character-count="4319" meta:non-whitespace-character-count="3662"/>
    <meta:user-defined meta:name="Información 1"/>
    <meta:user-defined meta:name="Información 2"/>
    <meta:user-defined meta:name="Información 3"/>
    <meta:user-defined meta:name="Información 4"/>
  </office:meta>
</office:document-meta>
</file>